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1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  <table:table-cell table:style-name="ce1" office:value-type="string" calcext:value-type="string">
            <text:p>10/05</text:p>
          </table:table-cell>
          <table:table-cell table:style-name="ce1" office:value-type="string" calcext:value-type="string">
            <text:p>11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97" calcext:value-type="float">
            <text:p>-179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099" calcext:value-type="float">
            <text:p>40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7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3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7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6:17:54.848472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12T16:22:24.042726120</dc:date>
    <meta:editing-duration>PT4H36M5S</meta:editing-duration>
    <meta:editing-cycles>44</meta:editing-cycles>
    <meta:document-statistic meta:table-count="1" meta:cell-count="11304" meta:object-count="0"/>
  </office:meta>
</office:document-meta>
</file>